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</style:style>
    <style:style style:name="P51" style:parent-style-name="Standard" style:family="paragraph">
      <style:paragraph-properties fo:line-height="200%"/>
    </style:style>
    <style:style style:name="P52" style:parent-style-name="Standard" style:family="paragraph">
      <style:paragraph-properties fo:line-height="200%"/>
    </style:style>
    <style:style style:name="P53" style:parent-style-name="Standard" style:family="paragraph">
      <style:paragraph-properties fo:line-height="200%"/>
    </style:style>
    <style:style style:name="P54" style:parent-style-name="Standard" style:family="paragraph">
      <style:paragraph-properties fo:line-height="200%"/>
    </style:style>
    <style:style style:name="P55" style:parent-style-name="Standard" style:family="paragraph">
      <style:paragraph-properties fo:line-height="200%"/>
      <style:text-properties fo:color="#FF0000"/>
    </style:style>
    <style:style style:name="P56" style:parent-style-name="Textbody" style:family="paragraph"/>
    <style:style style:name="P57" style:parent-style-name="Textbody" style:family="paragraph">
      <style:paragraph-properties fo:margin-left="0.4923in">
        <style:tab-stops/>
      </style:paragraph-properties>
    </style:style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>
      <style:paragraph-properties fo:margin-left="0.4923in">
        <style:tab-stops/>
      </style:paragraph-properties>
    </style:style>
    <style:style style:name="P61" style:parent-style-name="Textbody" style:family="paragraph">
      <style:paragraph-properties fo:margin-left="0.4923in">
        <style:tab-stops/>
      </style:paragraph-properties>
    </style:style>
    <style:style style:name="P62" style:parent-style-name="Textbody" style:family="paragraph">
      <style:paragraph-properties fo:margin-left="0.5in">
        <style:tab-stops/>
      </style:paragraph-properties>
    </style:style>
    <style:style style:name="P63" style:parent-style-name="Textbody" style:family="paragraph">
      <style:paragraph-properties fo:margin-left="0.5in">
        <style:tab-stops/>
      </style:paragraph-properties>
    </style:style>
    <style:style style:name="P64" style:parent-style-name="Textbody" style:family="paragraph">
      <style:paragraph-properties fo:margin-left="0.5in">
        <style:tab-stops/>
      </style:paragraph-properties>
    </style:style>
    <style:style style:name="P65" style:parent-style-name="Textbody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/text:p>
          <text:p text:style-name="Contents3"><text:a xlink:href="#__RefHeading___Toc2882_1143973977" office:target-frame-name="_top" xlink:show="replace">3.1.2 Class Diagram<text:tab/>2</text:a></text:p>
          <text:p text:style-name="Contents3"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<text:s/>per Diagnostica dei sistemi fisici<text:s/><text:span text:style-name="T21">”</text:span>, riferimento al documento “srs_p2_Picasso_Ratto_Andrea.odt”. In questa prima versione, rispetto al sistema descritto in XXX, si eseguono le seguenti semplificazioni:</text:p>
      <text:p text:style-name="P22"/>
      <text:list text:style-name="LFO7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<text:tab/>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7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 foglio di lavoro salvato)</text:p>
              <text:soft-page-break/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/text:p>
                </text:list-item>
              </text:list>
            </text:list-item>
          </text:list>
        </text:list-item>
      </text:list>
      <text:p text:style-name="P36"><text:line-break/></text:p>
      <text:list text:style-name="LFO7" text:continue-numbering="true">
        <text:list-item>
          <text:p text:style-name="P37">La fuzionalita “annulla” al momento dell’inserimento Input/Output e settaggio parametri è considerata superflua in una prima versione, perciò I seguenti Use Case vengono così modificati:</text:p>
          <text:list text:continue-numbering="true">
            <text:list-item>
              <text:p text:style-name="P38">UC3 Esporta Regola</text:p>
              <text:list text:continue-numbering="true">
                <text:list-item>
                  <text:p text:style-name="P39">No scenario alternativo 4a “Il Manutentore annulla l’operazione”</text:p>
                </text:list-item>
              </text:list>
            </text:list-item>
            <text:list-item>
              <text:p text:style-name="P40">UC15 <text:s/>Aggiungi porta operatore complesso</text:p>
            </text:list-item>
          </text:list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41">No scenario alternativo 3a “Il Manutentore annulla l’operazione”</text:p>
                </text:list-item>
              </text:list>
            </text:list-item>
            <text:list-item>
              <text:p text:style-name="P42">UC20 Setta parametri operatore elementare</text:p>
            </text:list-item>
          </text:list>
        </text:list-item>
      </text:list>
      <text:list text:style-name="LFO9" text:continue-numbering="true">
        <text:list-item>
          <text:list>
            <text:list-item>
              <text:list>
                <text:list-item>
                  <text:p text:style-name="P43">No scenario alternativo 5a “Il Manutentore annulla l’operazione”</text:p>
                </text:list-item>
              </text:list>
            </text:list-item>
          </text:list>
        </text:list-item>
      </text:list>
      <text:p text:style-name="P44"/>
      <text:list text:style-name="LFO7" text:continue-numbering="true">
        <text:list-item>
          <text:p text:style-name="P45">L’utilizzo della libreria “JOINT JS” ci vincola alle seguenti modifiche:</text:p>
        </text:list-item>
      </text:list>
      <text:list text:style-name="LFO10" text:continue-numbering="true">
        <text:list-item>
          <text:list>
            <text:list-item>
              <text:p text:style-name="P46">Elliminazione UC16 Rimuovi porta operatore complesso</text:p>
            </text:list-item>
            <text:list-item>
              <text:p text:style-name="P47">Modifica UC17 Aggiungi connessione operatori</text:p>
            </text:list-item>
          </text:list>
        </text:list-item>
      </text:list>
      <text:list text:style-name="LFO11" text:continue-numbering="true">
        <text:list-item>
          <text:list>
            <text:list-item>
              <text:list>
                <text:list-item>
                  <text:p text:style-name="P48">Rimozione punto 1: Il manutentore seleziona il wire per collegare i blocchetti</text:p>
                </text:list-item>
              </text:list>
            </text:list-item>
            <text:list-item>
              <text:p text:style-name="P49">La libreria consente di mettere operatori sovrapposti perciò l’UC13 viene modificato:</text:p>
            </text:list-item>
          </text:list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50">Rimozione punto 2a: Il manutentore rilascia il blocchetto in un punto del foglio di lavoro non libero</text:p>
                </text:list-item>
              </text:list>
            </text:list-item>
          </text:list>
        </text:list-item>
      </text:list>
      <text:p text:style-name="P51"/>
      <text:list text:style-name="LFO12" text:continue-numbering="true">
        <text:list-item>
          <text:p text:style-name="P52">Al fine semplificare I controlli di correttezza in una prima versione si effettuano le seguenti semplificazioni sul progetto</text:p>
        </text:list-item>
      </text:list>
      <text:list text:style-name="LFO13" text:continue-numbering="true">
        <text:list-item>
          <text:list>
            <text:list-item>
              <text:p text:style-name="P53">I casi di studio della molteplicità risultano essere: tutti i segnali con molteplicità 1, tutti i segnali con molteplicità N, alcuni segnali di molteplicità 1 ed altri di molteplicità N. Nel semplificare il progetto consideriamo non ammissibile l’ultima opzione</text:p>
            </text:list-item>
            <text:list-item>
              <text:p text:style-name="P54">La prima versione del progetto non effettuerà controlli su eventuali retroazioni</text:p>
            </text:list-item>
          </text:list>
        </text:list-item>
      </text:list>
      <text:p text:style-name="P55"/>
      <text:p text:style-name="Textbody"/>
      <text:h text:style-name="Titolo1" text:outline-level="1"><text:bookmark-start text:name="__RefHeading___Toc2876_1143973977"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bookmark-start text:name="__RefHeading___Toc2882_1143973977"/>3.1.2 Class Diagram<text:bookmark-end text:name="__RefHeading___Toc2882_1143973977"/></text:h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><text:bookmark-start text:name="__RefHeading___Toc2886_1143973977"/>3.2 Dynamic Models<text:bookmark-end text:name="__RefHeading___Toc2886_1143973977"/></text:h>
      <text:h text:style-name="Titolo3" text:outline-level="3"><text:bookmark-start text:name="__RefHeading___Toc2888_1143973977"/>3.2.1 Sequence Diagrams<text:bookmark-end text:name="__RefHeading___Toc2888_1143973977"/></text:h>
      <text:h text:style-name="Titolo3" text:outline-level="3"><text:bookmark-start text:name="__RefHeading___Toc2890_1143973977"/>3.2.2 Activity Diagrams<text:bookmark-end text:name="__RefHeading___Toc2890_1143973977"/></text:h>
      <text:h text:style-name="Titolo3" text:outline-level="3"><text:bookmark-start text:name="__RefHeading___Toc2892_1143973977"/>3.2.3 State Machine Diagrams<text:bookmark-end text:name="__RefHeading___Toc2892_1143973977"/></text:h>
      <text:h text:style-name="Titolo3" text:outline-level="3">4.1 Vincoli Aggiuntivi</text:h>
      <text:list text:style-name="LFO6" text:continue-numbering="true">
        <text:list-item>
          <text:p text:style-name="P56">Ogni Link deve connettere dati compatibili:</text:p>
        </text:list-item>
      </text:list>
      <text:p text:style-name="P57">Context Link:<text:line-break/>inv: self.getSourceElement().getPort(self.attribute.source.port.id).tipo== self.getTargetElement().getPort(self.attribute.target.port.id).tipo;</text:p>
      <text:list text:style-name="LFO6" text:continue-numbering="true">
        <text:list-item>
          <text:p text:style-name="P58">Ogni Regola deve avere almeno un blocchetto di ingresso e uno di uscita:<text:line-break/><text:line-break/>Context: FoglioDiLavoroRegola:<text:line-break/>inv: self.Paper.Model.getSinks()!=null and self.Paper.Model.getSources()!=null<text:line-break/></text:p>
        </text:list-item>
        <text:list-item>
          <text:p text:style-name="P59">I parametri di un operatore semplice (se ne possiede) alla creazione sono <text:s/>settati di default essi possono poi venir modificati dal manutentore.</text:p>
        </text:list-item>
      </text:list>
      <text:p text:style-name="P60">Context OperatoreSemplice:<text:line-break/>init: self.paramValue=default;<text:line-break/><text:soft-page-break/><text:line-break/>Vado ora a specificare i valori di default per i parametri per ciascun operatore semplice che ne possiede:</text:p>
      <text:p text:style-name="P61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P62"/>
      <text:p text:style-name="P63"><text:line-break/></text:p>
      <text:p text:style-name="P64"/>
      <text:p text:style-name="Textbody"><text:tab/></text:p>
      <text:p text:style-name="P65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style style:name="WW_CharLFO8LVL1" style:family="text">
      <style:text-properties style:font-name="StarSymbol" style:font-name-asian="OpenSymbol" style:font-name-complex="OpenSymbol"/>
    </style:style>
    <style:style style:name="WW_CharLFO9LVL1" style:family="text">
      <style:text-properties style:font-name="StarSymbol" style:font-name-asian="OpenSymbol" style:font-name-complex="OpenSymbol"/>
    </style:style>
    <style:style style:name="WW_CharLFO10LVL1" style:family="text">
      <style:text-properties style:font-name="StarSymbol" style:font-name-asian="OpenSymbol" style:font-name-complex="OpenSymbol"/>
    </style:style>
    <style:style style:name="WW_CharLFO11LVL1" style:family="text">
      <style:text-properties style:font-name="StarSymbol" style:font-name-asian="OpenSymbol" style:font-name-complex="OpenSymbol"/>
    </style:style>
    <style:style style:name="WW_CharLFO12LVL1" style:family="text">
      <style:text-properties style:font-name="StarSymbol" style:font-name-asian="OpenSymbol" style:font-name-complex="OpenSymbol"/>
    </style:style>
    <style:style style:name="WW_CharLFO13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4T11:12:00Z</dc:date>
    <meta:template xlink:href="Normal" xlink:type="simple"/>
    <meta:editing-cycles>11</meta:editing-cycles>
    <meta:editing-duration>PT10140S</meta:editing-duration>
    <meta:document-statistic meta:page-count="5" meta:paragraph-count="11" meta:word-count="867" meta:character-count="5803" meta:row-count="41" meta:non-whitespace-character-count="4947"/>
  </office:meta>
</office:document-meta>
</file>